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5.5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0.25pt"/>
    </style:style>
    <style:style style:name="P2" style:family="paragraph">
      <style:paragraph-properties fo:line-height="100.00%" fo:text-align="left" fo:margin-left="5.50pt" fo:text-indent="0.00pt">
        <style:tab-stops>
          <style:tab-stop style:position="219.90pt"/>
          <style:tab-stop style:position="26311.70pt"/>
        </style:tab-stops>
      </style:paragraph-properties>
    </style:style>
    <style:style style:name="P3" style:family="paragraph">
      <style:paragraph-properties fo:line-height="100.00%" fo:text-align="left" fo:margin-left="5.35pt" fo:text-indent="0.00pt"/>
    </style:style>
    <style:style style:name="P4" style:family="paragraph">
      <style:paragraph-properties fo:line-height="100.00%" fo:text-align="left" fo:margin-left="5.50pt" fo:text-indent="0.00pt">
        <style:tab-stops>
          <style:tab-stop style:position="219.90pt"/>
          <style:tab-stop style:position="26311.70pt"/>
        </style:tab-stops>
      </style:paragraph-properties>
    </style:style>
    <style:style style:name="P5" style:family="paragraph">
      <style:paragraph-properties fo:line-height="100.00%" fo:text-align="left" fo:margin-left="5.50pt" fo:text-indent="0.00pt">
        <style:tab-stops>
          <style:tab-stop style:position="219.90pt"/>
          <style:tab-stop style:position="26311.70pt"/>
        </style:tab-stops>
      </style:paragraph-properties>
    </style:style>
    <style:style style:name="P6" style:family="paragraph">
      <style:paragraph-properties fo:line-height="100.00%" fo:text-align="left" fo:margin-left="5.35pt" fo:text-indent="0.00pt"/>
    </style:style>
    <style:style style:name="P7" style:family="paragraph">
      <style:paragraph-properties fo:line-height="100.00%" fo:text-align="left" fo:margin-left="5.50pt" fo:text-indent="0.00pt">
        <style:tab-stops>
          <style:tab-stop style:position="219.90pt"/>
          <style:tab-stop style:position="26311.70pt"/>
        </style:tab-stops>
      </style:paragraph-properties>
    </style:style>
    <style:style style:name="P8" style:family="paragraph">
      <style:paragraph-properties fo:line-height="100.00%" fo:text-align="left" fo:margin-left="5.35pt" fo:text-indent="0.00pt"/>
    </style:style>
    <style:style style:name="P9" style:family="paragraph">
      <style:paragraph-properties fo:line-height="100.00%" fo:text-align="left" fo:margin-left="5.50pt" fo:text-indent="0.00pt">
        <style:tab-stops>
          <style:tab-stop style:position="219.90pt"/>
          <style:tab-stop style:position="26311.70pt"/>
        </style:tab-stops>
      </style:paragraph-properties>
    </style:style>
    <style:style style:name="P10" style:family="paragraph">
      <style:paragraph-properties fo:line-height="100.00%" fo:text-align="left" fo:margin-left="5.35pt" fo:text-indent="0.00pt"/>
    </style:style>
    <style:style style:name="P11" style:family="paragraph">
      <style:paragraph-properties fo:line-height="100.00%" fo:text-align="left" fo:margin-left="5.50pt" fo:text-indent="0.00pt">
        <style:tab-stops>
          <style:tab-stop style:position="219.90pt"/>
          <style:tab-stop style:position="26311.7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0.50pt"/>
    </style:style>
    <style:style style:name="P14" style:family="paragraph">
      <style:paragraph-properties fo:line-height="100.00%" fo:text-align="left" fo:margin-left="5.00pt" fo:text-indent="0.00pt" fo:margin-top="0.05pt"/>
    </style:style>
    <style:style style:name="P15" style:family="paragraph">
      <style:paragraph-properties fo:line-height="100.00%" fo:text-align="left" fo:margin-left="5.00pt" fo:text-indent="0.00pt" fo:margin-top="9.75pt"/>
    </style:style>
    <style:style style:name="P16" style:family="paragraph">
      <style:paragraph-properties fo:line-height="100.00%" fo:text-align="left" fo:margin-left="5.00pt" fo:text-indent="0.00pt" fo:margin-top="9.75pt"/>
    </style:style>
    <style:style style:name="P17" style:family="paragraph">
      <style:paragraph-properties fo:line-height="100.00%" fo:text-align="left" fo:margin-left="5.00pt" fo:text-indent="0.00pt" fo:margin-top="9.75pt"/>
    </style:style>
    <style:style style:name="P18" style:family="paragraph">
      <style:paragraph-properties fo:line-height="100.00%" fo:text-align="left" fo:margin-left="5.00pt" fo:text-indent="0.00pt" fo:margin-top="9.10pt"/>
    </style:style>
    <style:style style:name="P19" style:family="paragraph">
      <style:paragraph-properties fo:line-height="100.00%" fo:text-align="left" fo:margin-top="0.55pt"/>
    </style:style>
    <style:style style:name="P20" style:family="paragraph">
      <style:paragraph-properties fo:line-height="100.00%" fo:text-align="left" fo:margin-top="0.55pt" fo:margin-bottom="0.05pt"/>
    </style:style>
    <style:style style:name="P21" style:family="paragraph">
      <style:paragraph-properties fo:line-height="100.00%" fo:text-align="left" fo:margin-left="5.50pt" fo:text-indent="0.00pt">
        <style:tab-stops>
          <style:tab-stop style:position="86.40pt"/>
          <style:tab-stop style:position="26311.70pt"/>
          <style:tab-stop style:position="421116.15pt" style:type="right"/>
          <style:tab-stop style:position="-5.50pt"/>
          <style:tab-stop style:position="65.45pt"/>
          <style:tab-stop style:position="26311.70pt"/>
        </style:tab-stops>
      </style:paragraph-properties>
    </style:style>
    <style:style style:name="P22" style:family="paragraph">
      <style:paragraph-properties fo:line-height="100.00%" fo:text-align="left" fo:margin-left="5.35pt" fo:text-indent="0.00pt"/>
    </style:style>
    <style:style style:name="P23" style:family="paragraph">
      <style:paragraph-properties fo:line-height="100.00%" fo:text-align="left" fo:margin-left="5.35pt" fo:text-indent="0.00pt"/>
    </style:style>
    <style:style style:name="P24" style:family="paragraph">
      <style:paragraph-properties fo:line-height="100.00%" fo:text-align="left" fo:margin-left="5.40pt" fo:text-indent="0.00pt"/>
    </style:style>
    <style:style style:name="P25" style:family="paragraph">
      <style:paragraph-properties fo:line-height="100.00%" fo:text-align="left" fo:margin-left="5.40pt" fo:text-indent="0.00pt"/>
    </style:style>
    <style:style style:name="P26" style:family="paragraph">
      <style:paragraph-properties fo:line-height="100.00%" fo:text-align="left" fo:margin-left="5.40pt" fo:text-indent="0.00pt"/>
    </style:style>
    <style:style style:name="P27" style:family="paragraph">
      <style:paragraph-properties fo:line-height="100.00%" fo:text-align="left" fo:margin-left="5.50pt" fo:text-indent="0.00pt">
        <style:tab-stops>
          <style:tab-stop style:position="86.40pt"/>
          <style:tab-stop style:position="26311.70pt"/>
          <style:tab-stop style:position="421116.15pt" style:type="right"/>
          <style:tab-stop style:position="-5.50pt"/>
          <style:tab-stop style:position="65.45pt"/>
          <style:tab-stop style:position="26311.70pt"/>
        </style:tab-stops>
      </style:paragraph-properties>
    </style:style>
    <style:style style:name="P28" style:family="paragraph">
      <style:paragraph-properties fo:line-height="100.00%" fo:text-align="left" fo:margin-left="5.50pt" fo:text-indent="0.00pt">
        <style:tab-stops>
          <style:tab-stop style:position="86.40pt"/>
          <style:tab-stop style:position="26311.70pt"/>
          <style:tab-stop style:position="421116.15pt" style:type="right"/>
          <style:tab-stop style:position="1620.10pt"/>
          <style:tab-stop style:position="65.45pt"/>
          <style:tab-stop style:position="26311.70pt"/>
        </style:tab-stops>
      </style:paragraph-properties>
    </style:style>
    <style:style style:name="P29" style:family="paragraph">
      <style:paragraph-properties fo:line-height="100.00%" fo:text-align="left" fo:margin-left="5.35pt" fo:text-indent="0.00pt" fo:margin-top="0.05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50pt" fo:text-indent="0.00pt">
        <style:tab-stops>
          <style:tab-stop style:position="86.40pt"/>
          <style:tab-stop style:position="26311.70pt"/>
          <style:tab-stop style:position="421116.15pt" style:type="right"/>
          <style:tab-stop style:position="1620.10pt"/>
          <style:tab-stop style:position="65.45pt"/>
          <style:tab-stop style:position="26311.70pt"/>
        </style:tab-stops>
      </style:paragraph-properties>
    </style:style>
    <style:style style:name="P32" style:family="paragraph">
      <style:paragraph-properties fo:line-height="100.00%" fo:text-align="left" fo:margin-left="5.50pt" fo:text-indent="0.00pt">
        <style:tab-stops>
          <style:tab-stop style:position="86.40pt"/>
          <style:tab-stop style:position="26311.70pt"/>
          <style:tab-stop style:position="421116.15pt" style:type="right"/>
          <style:tab-stop style:position="1620.10pt"/>
          <style:tab-stop style:position="65.45pt"/>
          <style:tab-stop style:position="26311.70pt"/>
        </style:tab-stops>
      </style:paragraph-properties>
    </style:style>
    <style:style style:name="P33" style:family="paragraph">
      <style:paragraph-properties fo:line-height="100.00%" fo:text-align="left" fo:margin-left="5.35pt" fo:text-indent="0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50pt" fo:text-indent="0.00pt">
        <style:tab-stops>
          <style:tab-stop style:position="86.40pt"/>
          <style:tab-stop style:position="26311.70pt"/>
          <style:tab-stop style:position="421116.15pt" style:type="right"/>
          <style:tab-stop style:position="1620.10pt"/>
          <style:tab-stop style:position="65.45pt"/>
          <style:tab-stop style:position="26311.70pt"/>
        </style:tab-stops>
      </style:paragraph-properties>
    </style:style>
    <style:style style:name="P36" style:family="paragraph">
      <style:paragraph-properties fo:line-height="100.00%" fo:text-align="left"/>
    </style:style>
    <style:style style:name="TableColumn0100" style:family="table-column">
      <style:table-column-properties style:column-width="3.130556in"/>
    </style:style>
    <style:style style:name="TableColumn0101" style:family="table-column">
      <style:table-column-properties style:column-width="3.132639in"/>
    </style:style>
    <style:style style:name="Table01" style:family="table">
      <style:table-properties style:width="6.263194in" fo:margin-left="0.000000in" style:writing-mode="lr" table:align="left" style:may-break-between-rows="true"/>
    </style:style>
    <style:style style:name="TableRow0100" style:family="table-row">
      <style:table-row-properties style:min-row-height="0.186111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86111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186111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86111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olumn0200" style:family="table-column">
      <style:table-column-properties style:column-width="1.276389in"/>
    </style:style>
    <style:style style:name="TableColumn0201" style:family="table-column">
      <style:table-column-properties style:column-width="0.985417in"/>
    </style:style>
    <style:style style:name="TableColumn0202" style:family="table-column">
      <style:table-column-properties style:column-width="1.081944in"/>
    </style:style>
    <style:style style:name="TableColumn0203" style:family="table-column">
      <style:table-column-properties style:column-width="0.838194in"/>
    </style:style>
    <style:style style:name="TableColumn0204" style:family="table-column">
      <style:table-column-properties style:column-width="1.043750in"/>
    </style:style>
    <style:style style:name="TableColumn0205" style:family="table-column">
      <style:table-column-properties style:column-width="1.761806in"/>
    </style:style>
    <style:style style:name="Table02" style:family="table">
      <style:table-properties style:width="6.987500in" fo:margin-left="0.000000in" style:writing-mode="lr" table:align="left" style:may-break-between-rows="true"/>
    </style:style>
    <style:style style:name="TableRow0200" style:family="table-row">
      <style:table-row-properties style:min-row-height="0.406250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1" style:family="table-row">
      <style:table-row-properties style:min-row-height="0.204167in"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1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202" style:family="table-row">
      <style:table-row-properties style:min-row-height="0.202778in"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20205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IDEATION PHASE:</text:span></text:p>
      <text:p text:style-name="P1"><text:span text:style-name="T1">DEFINE THE PROBLEM: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3"><text:span text:style-name="T6">19</text:span><text:span text:style-name="T7"><text:s/></text:span><text:span text:style-name="T8">September</text:span><text:span text:style-name="T9"><text:s/></text:span><text:span text:style-name="T10">2022</text:span><text:span text:style-name="T11"/></text:p>
          </table:table-cell>
        </table:table-row>
        <table:table-row table:style-name="TableRow0101">
          <table:table-cell table:style-name="TableCell010100">
            <text:p text:style-name="P6"><text:span text:style-name="T12">Team ID</text:span><text:span text:style-name="T13"/></text:p>
          </table:table-cell>
          <table:table-cell table:style-name="TableCell010101">
            <text:p text:style-name="P6"><text:span text:style-name="T14">PNT2022TMID</text:span><text:span text:style-name="T15"/></text:p>
          </table:table-cell>
        </table:table-row>
        <table:table-row table:style-name="TableRow0102">
          <table:table-cell table:style-name="TableCell010200">
            <text:p text:style-name="P8"><text:span text:style-name="T16">Project</text:span><text:span text:style-name="T17"><text:s/></text:span><text:span text:style-name="T18">Name</text:span><text:span text:style-name="T19"/></text:p>
          </table:table-cell>
          <table:table-cell table:style-name="TableCell010201">
            <text:p text:style-name="P8"><text:span text:style-name="T20">Project</text:span><text:span text:style-name="T21"><text:s/></text:span><text:span text:style-name="T22">-</text:span><text:span text:style-name="T23">Smart Fashion Recommendation using Cloud Technology</text:span><text:span text:style-name="T24"/></text:p>
          </table:table-cell>
        </table:table-row>
        <table:table-row table:style-name="TableRow0103">
          <table:table-cell table:style-name="TableCell010300">
            <text:p text:style-name="P10"><text:span text:style-name="T25">Maximum</text:span><text:span text:style-name="T26"><text:s/></text:span><text:span text:style-name="T27">Marks</text:span><text:span text:style-name="T28"/></text:p>
          </table:table-cell>
          <table:table-cell table:style-name="TableCell010301">
            <text:p text:style-name="P10"><text:span text:style-name="T29">2 Marks</text:span><text:span text:style-name="T30"/></text:p>
          </table:table-cell>
        </table:table-row>
      </table:table>
      <text:p text:style-name="P12"><text:span text:style-name="T31"/></text:p>
      <text:p text:style-name="P13"><text:span text:style-name="T32"/></text:p>
      <text:p text:style-name="P14"><text:span text:style-name="T33">Customer</text:span><text:span text:style-name="T34"><text:s/></text:span><text:span text:style-name="T35">Problem</text:span><text:span text:style-name="T36"><text:s/></text:span><text:span text:style-name="T37">Statement</text:span><text:span text:style-name="T38"><text:s/>Template</text:span><text:span text:style-name="T39">:</text:span></text:p>
      <text:p text:style-name="P14"><text:span text:style-name="T39"/></text:p>
      <text:p text:style-name="P14"><text:span text:style-name="T39"><text:tab/>Create a problem statement to understand your customer's point of view. The Customer</text:span></text:p>
      <text:p text:style-name="P14"><text:span text:style-name="T39"><text:tab/>Problem Statement template helps you focus on what matters to create experiences peoplewill love.</text:span></text:p>
      <text:p text:style-name="P14"><text:span text:style-name="T39"><text:tab/>A well-articulated customer problem statement allows you and your team to find the ideal<text:s text:c="2"/>solution for the challenges your customers face. Throughout the process, you’ll also be able to empathize with your customers, which helps you better understand how they perceive</text:span></text:p>
      <text:p text:style-name="P14"><text:span text:style-name="T39">your product or service.</text:span></text:p>
      <text:p text:style-name="P15"><text:span text:style-name="T40">Reference:</text:span><text:span text:style-name="T41"><text:s/></text:span><text:a xlink:href="https://miro.com/templates/customer-problem-statement/"><text:span text:style-name="T42">https://miro.com/templates/customer-problem-statement/</text:span></text:a><text:span text:style-name="T43"/></text:p>
      <text:p text:style-name="P16"><draw:frame text:anchor-type="as-char" svg:width="146.47mm" svg:height="31.12mm" style:rel-width="scale" style:rel-height="scale"><draw:object-ole xlink:href="OleObj1"/><draw:image xlink:href="ObjectReplacements/OleObj1"/></draw:frame><text:span text:style-name="T43"/></text:p>
      <text:p text:style-name="P16"><text:span text:style-name="T43"/></text:p>
      <text:p text:style-name="P17"><text:span text:style-name="T44"/></text:p>
      <text:p text:style-name="P18"><text:span text:style-name="T45">Example:</text:span></text:p>
      <text:p text:style-name="P19"><text:span text:style-name="T46"/></text:p>
      <text:p text:style-name="P20"><text:span text:style-name="T46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22"><text:span text:style-name="T48">Problem</text:span></text:p>
            <text:p text:style-name="P23"><text:span text:style-name="T48">Statement</text:span><text:span text:style-name="T49"><text:s/></text:span><text:span text:style-name="T50">(PS)</text:span><text:span text:style-name="T51"/></text:p>
          </table:table-cell>
          <table:table-cell table:style-name="TableCell020001">
            <text:p text:style-name="P24"><text:span text:style-name="T52">I am</text:span></text:p>
            <text:p text:style-name="P25"><text:span text:style-name="T52">(Customer)</text:span><text:span text:style-name="T53"/></text:p>
          </table:table-cell>
          <table:table-cell table:style-name="TableCell020002">
            <text:p text:style-name="P26"><text:span text:style-name="T54">I’m</text:span><text:span text:style-name="T55"><text:s/></text:span><text:span text:style-name="T56">trying</text:span><text:span text:style-name="T57"><text:s/></text:span><text:span text:style-name="T58">to</text:span><text:span text:style-name="T59"/></text:p>
          </table:table-cell>
          <table:table-cell table:style-name="TableCell020003">
            <text:p text:style-name="P26"><text:span text:style-name="T60">But</text:span><text:span text:style-name="T61"/></text:p>
          </table:table-cell>
          <table:table-cell table:style-name="TableCell020004">
            <text:p text:style-name="P26"><text:span text:style-name="T62">Because</text:span><text:span text:style-name="T63"/></text:p>
          </table:table-cell>
          <table:table-cell table:style-name="TableCell020005">
            <text:p text:style-name="P26"><text:span text:style-name="T64">Which</text:span><text:span text:style-name="T65"><text:s/></text:span><text:span text:style-name="T66">makes</text:span><text:span text:style-name="T67"><text:s/></text:span><text:span text:style-name="T68">me</text:span><text:span text:style-name="T69"><text:s/></text:span><text:span text:style-name="T70">feel</text:span><text:span text:style-name="T71"/></text:p>
          </table:table-cell>
        </table:table-row>
        <table:table-row table:style-name="TableRow0201">
          <table:table-cell table:style-name="TableCell020100">
            <text:p text:style-name="P29"><text:span text:style-name="T72">PS-1</text:span><text:span text:style-name="T73"/></text:p>
          </table:table-cell>
          <table:table-cell table:style-name="TableCell020101">
            <text:p text:style-name="P30"><text:span text:style-name="T73">customer</text:span></text:p>
          </table:table-cell>
          <table:table-cell table:style-name="TableCell020102">
            <text:p text:style-name="P30"><text:span text:style-name="T73">purchase best fashion designed dresses with a good quality</text:span></text:p>
          </table:table-cell>
          <table:table-cell table:style-name="TableCell020103">
            <text:p text:style-name="P30"><text:span text:style-name="T73">I cannot find any best designs with in affordable cost and with best quality</text:span></text:p>
          </table:table-cell>
          <table:table-cell table:style-name="TableCell020104">
            <text:p text:style-name="P30"><text:span text:style-name="T73">There is no guide or a recommender to recommand people to buy there fashion.</text:span></text:p>
          </table:table-cell>
          <table:table-cell table:style-name="TableCell020105">
            <text:p text:style-name="P30"><text:span text:style-name="T73">Very hard to search and aslo toff to find a good quality material.</text:span></text:p>
          </table:table-cell>
        </table:table-row>
        <table:table-row table:style-name="TableRow0202">
          <table:table-cell table:style-name="TableCell020200">
            <text:p text:style-name="P33"><text:span text:style-name="T73">-</text:span></text:p>
          </table:table-cell>
          <table:table-cell table:style-name="TableCell020201">
            <text:p text:style-name="P34"><text:span text:style-name="T73">-</text:span></text:p>
          </table:table-cell>
          <table:table-cell table:style-name="TableCell020202">
            <text:p text:style-name="P34"><text:span text:style-name="T73">-</text:span></text:p>
          </table:table-cell>
          <table:table-cell table:style-name="TableCell020203">
            <text:p text:style-name="P34"><text:span text:style-name="T73">-</text:span></text:p>
          </table:table-cell>
          <table:table-cell table:style-name="TableCell020204">
            <text:p text:style-name="P34"><text:span text:style-name="T73">-</text:span></text:p>
          </table:table-cell>
          <table:table-cell table:style-name="TableCell020205">
            <text:p text:style-name="P34"><text:span text:style-name="T73">-</text:span></text:p>
          </table:table-cell>
        </table:table-row>
      </table:table>
      <text:p text:style-name="P36"><text:span text:style-name="T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